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0.901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2.9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0pt" fo:font-weight="bold" officeooo:rsid="0115ccb2" officeooo:paragraph-rsid="0115ccb2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1a5e8b" officeooo:paragraph-rsid="0121973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bold" officeooo:rsid="011a5e8b" officeooo:paragraph-rsid="012c4054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2137a4" officeooo:paragraph-rsid="012137a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219737" officeooo:paragraph-rsid="0121973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11a5e8b" officeooo:paragraph-rsid="011a5e8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11a5e8b" officeooo:paragraph-rsid="0121973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1f7fdc" officeooo:paragraph-rsid="00a8d5a6" style:font-size-asian="10pt" style:font-weight-asian="normal" style:font-size-complex="10pt" style:font-weight-complex="normal"/>
    </style:style>
    <style:style style:name="P1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ccb51" style:font-size-asian="13pt" style:font-weight-asian="bold" style:font-size-complex="13pt" style:font-weight-complex="bold"/>
    </style:style>
    <style:style style:name="P16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d8cc0" style:font-size-asian="11pt" style:font-weight-asian="bold" style:font-size-complex="11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11ffdbd" style:font-size-asian="16pt" style:font-size-complex="16pt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officeooo:rsid="01266326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4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0">Sr No</text:p>
            </table:table-cell>
            <table:table-cell table:style-name="Table1.A2" office:value-type="string">
              <text:p text:style-name="P6">Name</text:p>
            </table:table-cell>
            <table:table-cell table:style-name="Table1.A2" office:value-type="string">
              <text:p text:style-name="P5">Validity Date</text:p>
            </table:table-cell>
            <table:table-cell table:style-name="Table1.D2" office:value-type="string">
              <text:p text:style-name="P9">Default Contract On Produc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7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7"><text:text-input text:description="&lt;if test=&quot;len(line['product'])&gt;0&quot;&gt;">If Product</text:text-inpu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3" table:number-columns-spanned="4" office:value-type="string">
            <text:p text:style-name="P7"><text:span text:style-name="T5">Product:</text:span> <text:s text:c="2"/><text:text-input text:description="&lt;line['product']&gt;">Product</text:text-inpu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4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3" table:number-columns-spanned="4" office:value-type="string">
            <text:p text:style-name="P7"><text:text-input text:description="&lt;if test=&quot;len(line['name'])&gt;0&quot;&gt;">If name</text:text-input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office:value-type="string">
            <text:p text:style-name="P11"><text:text-input text:description="&lt;line['sr_no']&gt;">Sr No</text:text-input></text:p>
          </table:table-cell>
          <table:table-cell table:style-name="Table1.A8" office:value-type="string">
            <text:p text:style-name="P12"><text:text-input text:description="&lt;line['name']&gt;">Name</text:text-input></text:p>
          </table:table-cell>
          <table:table-cell table:style-name="Table1.A8" office:value-type="string">
            <text:p text:style-name="P13"><text:text-input text:description="&lt;formatLang(line['val_duration_date'],date=True)&gt;">Val Dur Date</text:text-input></text:p>
          </table:table-cell>
          <table:table-cell table:style-name="Table1.A3" office:value-type="string">
            <text:p text:style-name="P13"><text:text-input text:description="&lt;line['default']&gt;">Default</text:text-input></text:p>
          </table:table-cell>
        </table:table-row>
        <table:table-row table:style-name="Table1.9">
          <table:table-cell table:style-name="Table1.A3" table:number-columns-spanned="4" office:value-type="string">
            <text:p text:style-name="P8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4" office:value-type="string">
            <text:p text:style-name="P7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4">Printed on <text:date style:data-style-name="N79" text:date-value="2017-01-31T11:40:40.732268616">Tuesday, January 31, 2017</text:date> at <text:time style:data-style-name="N42" text:time-value="2017-01-31T11:40:40.732417604">11:40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ccb51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d8cc0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erif" fo:font-size="10pt" fo:font-weight="bold" officeooo:rsid="0115ccb2" officeooo:paragraph-rsid="0115ccb2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officeooo:rsid="011ffdbd" style:font-size-asian="16pt" style:font-size-complex="16pt"/>
    </style:style>
    <style:style style:name="MT3" style:family="text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roduct</text:span><text:span text:style-name="MT3"> Contract </text:span><text:span text:style-name="MT2">Status</text:span><text:span text:style-name="MT3"> Report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0:40.623518621</dc:date>
    <meta:editing-duration>PT16H58M24S</meta:editing-duration>
    <meta:editing-cycles>298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77" meta:character-count="284" meta:non-whitespace-character-count="249"/>
  </office:meta>
</office:document-meta>
</file>